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40728B8B.bmp" manifest:media-type=""/>
  <manifest:file-entry manifest:full-path="Pictures/10000000000002BC000001F46771E545.bmp" manifest:media-type=""/>
  <manifest:file-entry manifest:full-path="Pictures/2000006000004D0E000039C281B98518.svm" manifest:media-type=""/>
  <manifest:file-entry manifest:full-path="Pictures/2000007800004D0E000039C2D2A63191.svm" manifest:media-type=""/>
  <manifest:file-entry manifest:full-path="Pictures/10000201000001C2000001B3456397EF.png" manifest:media-type="image/png"/>
  <manifest:file-entry manifest:full-path="Pictures/10000201000002480000008C0AC73A0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1b4c3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</style:style>
    <style:style style:name="T1" style:family="text">
      <style:text-properties officeooo:rsid="001e0f9e"/>
    </style:style>
    <style:style style:name="T2" style:family="text">
      <style:text-properties officeooo:rsid="001e36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5.453cm" svg:height="3.704cm" draw:z-index="0"><draw:image xlink:href="Pictures/10000201000002480000008C0AC73A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paragraph" svg:width="11.906cm" svg:height="11.509cm" draw:z-index="1"><draw:image xlink:href="Pictures/10000201000001C2000001B3456397EF.png" xlink:type="simple" xlink:show="embed" xlink:actuate="onLoad"/></draw:frame></text:p>
      <text:p text:style-name="P3"><draw:frame draw:style-name="fr2" draw:name="Bild3" text:anchor-type="paragraph" svg:width="15.737cm" svg:height="11.795cm" draw:z-index="2"><draw:image xlink:href="Pictures/2000007800004D0E000039C2D2A63191.svm" xlink:type="simple" xlink:show="embed" xlink:actuate="onLoad"/></draw:frame></text:p>
      <text:p text:style-name="Standard"><draw:frame draw:style-name="fr3" draw:name="Bild4" text:anchor-type="paragraph" svg:x="0.792cm" svg:y="0.43cm" svg:width="15.52cm" svg:height="11.633cm" draw:z-index="3"><draw:image xlink:href="Pictures/2000006000004D0E000039C281B98518.svm" xlink:type="simple" xlink:show="embed" xlink:actuate="onLoad"/></draw:frame></text:p>
      <text:p text:style-name="P3"><draw:frame draw:style-name="fr3" draw:name="Bild5" text:anchor-type="paragraph" svg:x="0cm" svg:y="0.011cm" svg:width="17cm" svg:height="12.143cm" draw:z-index="4"><draw:image xlink:href="Pictures/10000000000002BC000001F46771E545.bmp" xlink:type="simple" xlink:show="embed" xlink:actuate="onLoad"/></draw:frame></text:p>
      <text:p text:style-name="Standard"><draw:frame draw:style-name="fr3" draw:name="Bild6" text:anchor-type="paragraph" svg:x="1.224cm" svg:y="0.291cm" svg:width="14.817cm" svg:height="11.113cm" draw:z-index="5"><draw:image xlink:href="Pictures/1000000000000230000001A440728B8B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b4c3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3680"/>
    </style:style>
    <style:style style:name="MT2" style:family="text">
      <style:text-properties officeooo:rsid="001e0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<text:span text:style-name="MT1">0</text:span> – Variable Steps - <text:span text:style-name="MT2">Training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19:06:41.892000000</meta:creation-date>
    <dc:date>2016-04-19T15:39:14.033000000</dc:date>
    <dc:creator>Wolfgang Knabbe</dc:creator>
    <meta:editing-duration>PT30M16S</meta:editing-duration>
    <meta:editing-cycles>7</meta:editing-cycles>
    <meta:generator>LibreOffice/4.4.7.2$Windows_x86 LibreOffice_project/f3153a8b245191196a4b6b9abd1d0da16eead600</meta:generator>
    <meta:document-statistic meta:table-count="0" meta:image-count="6" meta:object-count="0" meta:page-count="3" meta:paragraph-count="2" meta:word-count="9" meta:character-count="60" meta:non-whitespace-character-count="51"/>
  </office:meta>
</office:document-meta>
</file>